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2162f"/>
    </style:style>
    <style:style style:name="P2" style:family="paragraph" style:parent-style-name="Standard">
      <style:text-properties officeooo:rsid="0012162f" officeooo:paragraph-rsid="0012162f"/>
    </style:style>
    <style:style style:name="P3" style:family="paragraph" style:parent-style-name="Standard" style:master-page-name="">
      <loext:graphic-properties draw:fill="none"/>
      <style:paragraph-properties fo:margin-left="0.5in" fo:margin-right="1in" fo:text-indent="0in" style:auto-text-indent="false" style:page-number="auto" fo:background-color="transparent"/>
      <style:text-properties officeooo:rsid="0012162f" officeooo:paragraph-rsid="0012162f"/>
    </style:style>
    <style:style style:name="P4" style:family="paragraph" style:parent-style-name="Standard">
      <loext:graphic-properties draw:fill="none"/>
      <style:paragraph-properties fo:margin-left="0.5in" fo:margin-right="1in" fo:text-indent="0in" style:auto-text-indent="false" fo:background-color="transparent"/>
      <style:text-properties officeooo:rsid="0012162f" officeooo:paragraph-rsid="0012162f"/>
    </style:style>
    <style:style style:name="P5" style:family="paragraph" style:parent-style-name="Standard" style:master-page-name="">
      <loext:graphic-properties draw:fill="none"/>
      <style:paragraph-properties fo:margin-left="0.5in" fo:margin-right="0.9366in" fo:text-indent="0in" style:auto-text-indent="false" style:page-number="auto" fo:background-color="transparent"/>
      <style:text-properties officeooo:rsid="0012162f" officeooo:paragraph-rsid="0012162f"/>
    </style:style>
    <style:style style:name="P6" style:family="paragraph" style:parent-style-name="Standard" style:master-page-name="">
      <loext:graphic-properties draw:fill="none"/>
      <style:paragraph-properties fo:margin-left="0.5in" fo:margin-right="0.9366in" fo:text-indent="0in" style:auto-text-indent="false" style:page-number="auto" fo:background-color="transparent"/>
      <style:text-properties officeooo:rsid="00123986" officeooo:paragraph-rsid="00123986"/>
    </style:style>
    <style:style style:name="T1" style:family="text">
      <style:text-properties fo:font-size="16pt" style:font-size-asian="16pt"/>
    </style:style>
    <style:style style:name="T2" style:family="text">
      <style:text-properties fo:font-size="16pt" officeooo:rsid="0012162f" style:font-size-asian="16pt"/>
    </style:style>
    <style:style style:name="T3" style:family="text">
      <style:text-properties fo:font-size="16pt" fo:font-style="italic" style:font-size-asian="16pt" style:font-style-asian="italic" style:font-style-complex="italic"/>
    </style:style>
    <style:style style:name="T4" style:family="text">
      <style:text-properties fo:font-size="16pt" fo:font-style="normal" style:font-size-asian="16pt"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Calvin Passmore</text:span></text:p>
      <text:p text:style-name="P2"><text:span text:style-name="T1">ECE 5600</text:span></text:p>
      <text:p text:style-name="P2"><text:span text:style-name="T1">Homework 1</text:span></text:p>
      <text:p text:style-name="P2"><text:span text:style-name="T1">9/15/22</text:span></text:p>
      <text:p text:style-name="P1"><text:span text:style-name="T2"/></text:p>
      <text:p text:style-name="P2"><text:span text:style-name="T1">1.10</text:span></text:p>
      <text:p text:style-name="P2"><text:span text:style-name="T1">What are two reasons for using layered protocols? What is one possible disadvantage of using layered protocols?</text:span></text:p>
      <text:p text:style-name="P2"><text:span text:style-name="T1"/></text:p>
      <text:p text:style-name="P3"><text:span text:style-name="T1">1) Divides the problem into smaller subproblems</text:span></text:p>
      <text:p text:style-name="P4"><text:span text:style-name="T1">2) They are scalable, individually and can scale together (as in adding/modifying other layers)</text:span></text:p>
      <text:p text:style-name="P4"><text:span text:style-name="T1">Disadvantage) They could interfere with eachother if not done properly.</text:span></text:p>
      <text:p text:style-name="P2"><text:span text:style-name="T1"/></text:p>
      <text:p text:style-name="P2"><text:span text:style-name="T1">1.15</text:span></text:p>
      <text:p text:style-name="P2"><text:span text:style-name="T1">In some networks, the data link layer handles transmission errors by requesting that damaged frames be retransmitted. If the probability of a frame’s being damaged is </text:span><text:span text:style-name="T3">p</text:span><text:span text:style-name="T4">, what is the mean number of transmissions required to send a frame? Assume that acknowledgments are never lost.</text:span></text:p>
      <text:p text:style-name="P2"><text:span text:style-name="T4"/></text:p>
      <text:p text:style-name="P2"><text:span text:style-name="T4">1.17</text:span></text:p>
      <text:p text:style-name="P2"><text:span text:style-name="T4">What is the main difference between TCP and UDP?</text:span></text:p>
      <text:p text:style-name="P2"><text:span text:style-name="T4"/></text:p>
      <text:p text:style-name="P6"><text:span text:style-name="T4">UDP is connectionless and unreliable, TCP is connection-oriented.</text:span></text:p>
      <text:p text:style-name="P2"><text:span text:style-name="T4"/></text:p>
      <text:p text:style-name="P2"><text:span text:style-name="T4">1.20</text:span></text:p>
      <text:p text:style-name="P2"><text:span text:style-name="T4">When a file is transferred between two computers, two acknoledgement strategies are possible. In the first one, the file is chopped up into packets, which are indidiclally acknosedged by the receiveer, but the file transfer as a whole is not acknoledged. In the second one, the packets are not acknowledged individually, but the entire file is acknowledged when it arrives. Discuess these two approaches.</text:span></text:p>
      <text:p text:style-name="P2"><text:span text:style-name="T4"/></text:p>
      <text:p text:style-name="P2"><text:span text:style-name="T4">1.24</text:span></text:p>
      <text:p text:style-name="P2"><text:soft-page-break/><text:span text:style-name="T4">Ethernet and wireless networks have some similiarities and some differences. Once propert of Ethernet is that only one frame at a time can be transmitted on an Ethernet. Does 802.11 share this property with Ethernet? Discuss your answer.</text:span></text:p>
      <text:p text:style-name="P2"><text:span text:style-name="T4"/></text:p>
      <text:p text:style-name="P2"><text:span text:style-name="T4">1.25</text:span></text:p>
      <text:p text:style-name="P2"><text:span text:style-name="T4">List two advantages and two disadvantages of having interantional standards for network protocols.</text:span></text:p>
      <text:p text:style-name="P2"><text:span text:style-name="T4"/></text:p>
      <text:p text:style-name="P2"><text:span text:style-name="T4"/></text:p>
      <text:p text:style-name="P2"><text:span text:style-name="T4"/></text:p>
      <text:p text:style-name="P2"><text:span text:style-name="T4">1.27</text:span></text:p>
      <text:p text:style-name="P2"><text:span text:style-name="T4">Suppose the algorithms used to implement the operations at layer </text:span><text:span text:style-name="T3">k</text:span><text:span text:style-name="T4"> is changed. How does this impact the operations at layers </text:span><text:span text:style-name="T3">k</text:span><text:span text:style-name="T4"> – 1 and </text:span><text:span text:style-name="T3">k</text:span><text:span text:style-name="T4"> + 1?</text:span></text:p>
      <text:p text:style-name="P2"><text:span text:style-name="T4"><text:tab/></text:span></text:p>
      <text:p text:style-name="P5"><text:span text:style-name="T4">Theoretically none, however it may change the amount of information being passed as headers and such in other layers.</text:span></text:p>
      <text:p text:style-name="P2"><text:span text:style-name="T4"/></text:p>
      <text:p text:style-name="P2"><text:span text:style-name="T4">1.28</text:span></text:p>
      <text:p text:style-name="P2"><text:span text:style-name="T4">Suppose there is a change in the service (set of operations) provided by layer </text:span><text:span text:style-name="T3">k</text:span><text:span text:style-name="T4">. How does this impact services at layers </text:span><text:span text:style-name="T3">k </text:span><text:span text:style-name="T4">- 1 and </text:span><text:span text:style-name="T3">k </text:span><text:span text:style-name="T4">+ 1?</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3T16:45:43.422089459</meta:creation-date>
    <dc:date>2022-09-13T17:05:31.015313784</dc:date>
    <meta:editing-duration>PT8M18S</meta:editing-duration>
    <meta:editing-cycles>1</meta:editing-cycles>
    <meta:document-statistic meta:table-count="0" meta:image-count="0" meta:object-count="0" meta:page-count="2" meta:paragraph-count="26" meta:word-count="315" meta:character-count="1925" meta:non-whitespace-character-count="1633"/>
    <meta:generator>LibreOffice/7.3.5.2$Linux_X86_64 LibreOffice_project/30$Build-2</meta:generator>
  </office:meta>
</office:document-meta>
</file>